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reau</text:p>
      <text:p text:style-name="Standard"/>
      <text:p text:style-name="Standard"><text:span text:style-name="T2">Le </text:span><text:span text:style-name="T1">bureau</text:span> est à l'étage donc il faut avoir cliqué sur <text:span text:style-name="T2">l'</text:span><text:span text:style-name="T1">ascenseur</text:span> pour pouvoir y accéder</text:p>
      <text:p text:style-name="Standard"/>
      <text:p text:style-name="Standard">La <text:span text:style-name="T1">lampe de poche</text:span> est un objet à ramasser. Si on l'utilise sur la réplique de <text:span text:style-name="T2">la </text:span><text:span text:style-name="T1">Joconde</text:span> on peut voir <text:span text:style-name="T2">le </text:span><text:span text:style-name="T1">coffre-fort</text:span>.</text:p>
      <text:p text:style-name="Standard"/>
      <text:p text:style-name="Standard">Pour ouvrir le coffre il faut <text:span text:style-name="T1">une clé</text:span> et un code.</text:p>
      <text:p text:style-name="Standard"/>
      <text:p text:style-name="Standard"><text:span text:style-name="T2">La </text:span><text:span text:style-name="T1">clé</text:span> est sur le <text:span text:style-name="T1">bureau</text:span>.</text:p>
      <text:p text:style-name="Standard"/>
      <text:p text:style-name="Standard">Sur la carapace de la <text:span text:style-name="T1">tortue</text:span> il y a un numéro de téléphone. Si on compose ce numéro avec le <text:span text:style-name="T1">téléphone analogique</text:span> une voix donne le code du <text:span text:style-name="T1">coffre-fort</text:span>.</text:p>
      <text:p text:style-name="Standard"/>
      <text:p text:style-name="Standard">L'indice est dans le <text:span text:style-name="T1">coffre-for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9T18:53:08.06</meta:creation-date>
    <dc:date>2018-04-19T19:04:13.26</dc:date>
    <meta:editing-duration>PT9M5S</meta:editing-duration>
    <meta:editing-cycles>3</meta:editing-cycles>
    <meta:generator>OpenOffice/4.1.4$Win32 OpenOffice.org_project/414m5$Build-9788</meta:generator>
    <meta:document-statistic meta:table-count="0" meta:image-count="0" meta:object-count="0" meta:page-count="1" meta:paragraph-count="7" meta:word-count="91" meta:character-count="469"/>
  </office:meta>
</office:document-meta>
</file>